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keep-together="auto" fo:orphans="0" fo:widows="0" fo:padding="0in" fo:border="none" fo:keep-with-next="auto"/>
    </style:style>
    <style:style style:name="P2" style:family="paragraph" style:parent-style-name="Standard" style:master-page-name="Standard">
      <style:paragraph-properties fo:margin-top="0in" fo:margin-bottom="0in" loext:contextual-spacing="false" fo:keep-together="auto" fo:orphans="0" fo:widows="0" style:page-number="1" fo:padding="0in" fo:border="none" fo:keep-with-next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ome time back I began to notice that the Youtube interface provided with the Tivo premiere had a spectacular number of annoyances and misfeatures. <text:s/>This realization dawned on my slowly, but when it did I began to create a catalog.</text:p>
      <text:p text:style-name="P1"/>
      <text:p text:style-name="P1">1. No failed video timeout. <text:s/>If a video doesn’t load the little circling dots will go on for hours.</text:p>
      <text:p text:style-name="P1"/>
      <text:p text:style-name="P1">2. The left button doesn’t take you back as it does everywhere else on the Tivo. <text:s text:c="2"/>The up button takes you back. <text:s/>But once you are back, the up button takes you up, and the right button takes you forward.</text:p>
      <text:p text:style-name="P1"/>
      <text:p text:style-name="P1">3. The right button doesn’t select, as it does everywhere else on Tivo. <text:s/>When you are in the video list it does nothing. <text:s/>In UI circles, a button that does nothing is the equivalent of dead air on the radio.</text:p>
      <text:p text:style-name="P1"/>
      <text:p text:style-name="P1">4. FF button on the keyboard doesn’t insert a space. <text:s/>It doesn’t do anything. <text:s/>Needless to say, the REW button doesn’t backspace.</text:p>
      <text:p text:style-name="P1"/>
      <text:p text:style-name="P1">5. Everywhere else on Tivo the clear button erases the banner text. <text:s/>On Youtube, it boots you out of the video you are watching and erases your search text. <text:s/>Thanks! <text:s/>I was tired of pressing the Tivo button.</text:p>
      <text:p text:style-name="P1"/>
      <text:p text:style-name="P1">6. When you have selected a video, the play button doesn’t start it. <text:s/>Dead air. <text:s/>Only the select button starts it.</text:p>
      <text:p text:style-name="P1"/>
      <text:p text:style-name="P1">7. Info button - Nothing.</text:p>
      <text:p text:style-name="P1"/>
      <text:p text:style-name="P1">8. </text:p>
      <text:p text:style-name="P1"/>
      <text:p text:style-name="P1">NETFLIX</text:p>
      <text:p text:style-name="P1"/>
      <text:p text:style-name="P1">1. Super slow to load</text:p>
      <text:p text:style-name="P1"/>
      <text:p text:style-name="P1">2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139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2" meta:word-count="233" meta:character-count="1250" meta:non-whitespace-character-count="1013"/>
    <meta:generator>LibreOfficeDev/5.1.0.3$Linux_X86_64 LibreOffice_project/</meta:generator>
  </office:meta>
</office:document-meta>
</file>